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F0000025964F039F4D820958C.png" manifest:media-type="image/png"/>
  <manifest:file-entry manifest:full-path="Pictures/100002010000012D0000014B9F442A3267F58F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e95" officeooo:paragraph-rsid="00052e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VISION</text:p>
      <text:p text:style-name="P1"/>
      <text:p text:style-name="P1">BEHAVIOURAL DIAGRAM<draw:frame draw:style-name="fr1" draw:name="Image1" text:anchor-type="char" svg:x="3.341cm" svg:y="1.711cm" svg:width="9.142cm" svg:height="9.613cm" draw:z-index="0"><draw:image xlink:href="Pictures/100002010000012D0000014B9F442A3267F58FAC.png" xlink:type="simple" xlink:show="embed" xlink:actuate="onLoad" loext:mime-type="image/png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RUCTURAL DIAGRAM<draw:frame draw:style-name="fr1" draw:name="Image2" text:anchor-type="char" svg:x="5.967cm" svg:y="1.579cm" svg:width="4.486cm" svg:height="12.977cm" draw:z-index="1"><draw:image xlink:href="Pictures/10000201000000BF0000025964F039F4D82095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43:45.320661356</meta:creation-date>
    <dc:date>2021-02-05T10:46:51.897026003</dc:date>
    <meta:editing-duration>PT3M8S</meta:editing-duration>
    <meta:editing-cycles>1</meta:editing-cycles>
    <meta:document-statistic meta:table-count="0" meta:image-count="2" meta:object-count="0" meta:page-count="1" meta:paragraph-count="3" meta:word-count="5" meta:character-count="46" meta:non-whitespace-character-count="43"/>
    <meta:generator>LibreOffice/6.4.4.2$Linux_X86_64 LibreOffice_project/40$Build-2</meta:generator>
  </office:meta>
</office:document-meta>
</file>